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6pt" fo:font-weight="normal" style:font-size-asian="14pt" style:font-weight-asian="normal" style:font-size-complex="16pt" style:font-weight-complex="normal"/>
    </style:style>
    <style:style style:name="P2" style:family="paragraph" style:parent-style-name="Standard">
      <style:text-properties fo:font-size="14pt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Standard" style:list-style-name="L2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6" style:family="paragraph" style:parent-style-name="Standard" style:list-style-name="L3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7" style:family="paragraph" style:parent-style-name="Standard" style:list-style-name="L5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8" style:family="paragraph" style:parent-style-name="Standard" style:list-style-name="L9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9" style:family="paragraph" style:parent-style-name="Standard" style:list-style-name="L11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Times New Roman" fo:font-size="14pt" fo:font-weight="normal" officeooo:rsid="00003f57" officeooo:paragraph-rsid="00003f57" style:font-size-asian="12.25pt" style:font-weight-asian="normal" style:font-size-complex="14pt" style:font-weight-complex="normal"/>
    </style:style>
    <style:style style:name="P11" style:family="paragraph" style:parent-style-name="Standard" style:list-style-name="L17">
      <style:text-properties style:font-name="Times New Roman" fo:font-size="14pt" fo:font-weight="normal" officeooo:rsid="00003f57" officeooo:paragraph-rsid="00003f57" style:font-size-asian="12.25pt" style:font-weight-asian="normal" style:font-size-complex="14pt" style:font-weight-complex="normal"/>
    </style:style>
    <style:style style:name="P12" style:family="paragraph" style:parent-style-name="Standard" style:list-style-name="L18">
      <style:text-properties style:font-name="Times New Roman" fo:font-size="14pt" fo:font-weight="normal" officeooo:rsid="00003f57" officeooo:paragraph-rsid="00003f57" style:font-size-asian="12.25pt" style:font-weight-asian="normal" style:font-size-complex="14pt" style:font-weight-complex="normal"/>
    </style:style>
    <style:style style:name="P13" style:family="paragraph" style:parent-style-name="Standard" style:list-style-name="L19">
      <style:text-properties style:font-name="Times New Roman" fo:font-size="14pt" fo:font-weight="normal" officeooo:rsid="00003f57" officeooo:paragraph-rsid="00003f57" style:font-size-asian="12.25pt" style:font-weight-asian="normal" style:font-size-complex="14pt" style:font-weight-complex="normal"/>
    </style:style>
    <style:style style:name="P14" style:family="paragraph" style:parent-style-name="Standard" style:list-style-name="L20">
      <style:text-properties style:font-name="Times New Roman" fo:font-size="14pt" fo:font-weight="normal" officeooo:rsid="00003f57" officeooo:paragraph-rsid="00003f57" style:font-size-asian="12.25pt" style:font-weight-asian="normal" style:font-size-complex="14pt" style:font-weight-complex="normal"/>
    </style:style>
    <style:style style:name="P15" style:family="paragraph" style:parent-style-name="Standard" style:list-style-name="L21">
      <style:text-properties style:font-name="Times New Roman" fo:font-size="14pt" fo:font-weight="normal" officeooo:rsid="00003f57" officeooo:paragraph-rsid="00003f57" style:font-size-asian="12.25pt" style:font-weight-asian="normal" style:font-size-complex="14pt" style:font-weight-complex="normal"/>
    </style:style>
    <style:style style:name="P16" style:family="paragraph" style:parent-style-name="Standard" style:list-style-name="L4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17" style:family="paragraph" style:parent-style-name="Standard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18" style:family="paragraph" style:parent-style-name="Standard" style:list-style-name="L6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19" style:family="paragraph" style:parent-style-name="Standard" style:list-style-name="L7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20" style:family="paragraph" style:parent-style-name="Standard" style:list-style-name="L8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21" style:family="paragraph" style:parent-style-name="Standard" style:list-style-name="L10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22" style:family="paragraph" style:parent-style-name="Standard" style:list-style-name="L12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23" style:family="paragraph" style:parent-style-name="Standard" style:list-style-name="L13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Times New Roman" fo:font-size="14pt" fo:font-weight="bold" officeooo:rsid="00003f57" officeooo:paragraph-rsid="00003f57" style:font-size-asian="12.25pt" style:font-weight-asian="bold" style:font-size-complex="14pt" style:font-weight-complex="bold"/>
    </style:style>
    <style:style style:name="P25" style:family="paragraph" style:parent-style-name="Standard" style:list-style-name="L14">
      <style:text-properties style:font-name="Times New Roman" fo:font-size="14pt" fo:font-weight="bold" officeooo:rsid="00003f57" officeooo:paragraph-rsid="00003f57" style:font-size-asian="12.25pt" style:font-weight-asian="bold" style:font-size-complex="14pt" style:font-weight-complex="bold"/>
    </style:style>
    <style:style style:name="P26" style:family="paragraph" style:parent-style-name="Standard" style:list-style-name="L15">
      <style:text-properties style:font-name="Times New Roman" fo:font-size="14pt" fo:font-weight="bold" officeooo:rsid="00003f57" officeooo:paragraph-rsid="00003f57" style:font-size-asian="12.25pt" style:font-weight-asian="bold" style:font-size-complex="14pt" style:font-weight-complex="bold"/>
    </style:style>
    <style:style style:name="P27" style:family="paragraph" style:parent-style-name="Standard" style:list-style-name="L16">
      <style:text-properties style:font-name="Times New Roman" fo:font-size="14pt" fo:font-weight="bold" officeooo:rsid="00003f57" officeooo:paragraph-rsid="00003f57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Times New Roman" fo:font-size="16pt" fo:font-weight="normal" style:font-size-asian="14pt" style:font-weight-asian="normal" style:font-size-complex="16pt" style:font-weight-complex="normal"/>
    </style:style>
    <style:style style:name="P29" style:family="paragraph" style:parent-style-name="Standard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30" style:family="paragraph" style:parent-style-name="Standard">
      <style:text-properties style:font-name="Times New Roman" fo:font-size="16pt" fo:font-weight="bold" officeooo:rsid="00003f57" officeooo:paragraph-rsid="00003f57" style:font-size-asian="14pt" style:font-weight-asian="bold" style:font-size-complex="16pt" style:font-weight-complex="bold"/>
    </style:style>
    <style:style style:name="T1" style:family="text">
      <style:text-properties officeooo:rsid="00003f5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Times New Roman" fo:font-size="18pt" fo:font-weight="bold" officeooo:rsid="00003f57" style:font-size-asian="18pt" style:font-weight-asian="bold" style:font-size-complex="18pt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5">3. </text:span><text:span text:style-name="T4">SOLUZIONE RICHIESTA – INFRASTRUTTURA DI RETE</text:span></text:p>
      <text:p text:style-name="Standard"><text:span text:style-name="T4"/></text:p>
      <text:p text:style-name="P2"><text:span text:style-name="T3">L’infrastruttura di rete proposta è progettata secondo un’architettura gerarchica e segmentata, con l’obiettivo di garantire sicurezza, affidabilità, scalabilità e facilità di gestione, separando in modo chiaro le diverse aree funzionali della rete (LAN, DMZ e WAN).</text:span></text:p>
      <text:p text:style-name="P3"/>
      <text:p text:style-name="P3"/>
      <text:p text:style-name="P29">A<text:span text:style-name="T1">RCHITETTURA GENERALE</text:span> (LAN – DMZ – WAN)</text:p>
      <text:p text:style-name="P29"/>
      <text:p text:style-name="P3">La rete è suddivisa in tre macro-aree logiche:</text:p>
      <text:p text:style-name="P3"/>
      <text:p text:style-name="P3"/>
      <text:list text:style-name="L1">
        <text:list-item>
          <text:p text:style-name="P4"><text:span text:style-name="T2">WAN</text:span>: rappresenta la connessione verso Internet e reti esterne, gestita tramite un firewall perimetrale.</text:p>
        </text:list-item>
      </text:list>
      <text:p text:style-name="P3"/>
      <text:list text:style-name="L2">
        <text:list-item>
          <text:p text:style-name="P5"><text:span text:style-name="T2">DMZ (Demilitarized Zone)</text:span>: area intermedia destinata ai servizi esposti verso l’esterno, come il server web.</text:p>
        </text:list-item>
      </text:list>
      <text:p text:style-name="P3"/>
      <text:list text:style-name="L3">
        <text:list-item>
          <text:p text:style-name="P6"><text:span text:style-name="T2">LAN interna</text:span>: rete aziendale suddivisa in più segmenti logici per piano, destinata ai client interni e ai servizi non pubblici.</text:p>
        </text:list-item>
      </text:list>
      <text:p text:style-name="P3"/>
      <text:p text:style-name="P3">Questa separazione consente di ridurre la superficie di attacco e di applicare policy di sicurezza differenziate in base al contesto.</text:p>
      <text:p text:style-name="P3"/>
      <text:p text:style-name="P3"/>
      <text:p text:style-name="P30">COMPONENTI PRINCIPALI DELL’INFRASTRUTTURA</text:p>
      <text:p text:style-name="P2"/>
      <text:p text:style-name="P3">L’architettura prevede la presenza dei seguenti elementi fondamentali:</text:p>
      <text:p text:style-name="P3"/>
      <text:p text:style-name="P3"/>
      <text:list text:style-name="L4">
        <text:list-item>
          <text:p text:style-name="P16">Firewall perimetrale</text:p>
        </text:list-item>
      </text:list>
      <text:p text:style-name="P3"/>
      <text:list text:style-name="L5">
        <text:list-item>
          <text:list>
            <text:list-item>
              <text:p text:style-name="P7">Posto tra la rete WAN e l’infrastruttura interna.</text:p>
            </text:list-item>
            <text:list-item>
              <text:p text:style-name="P7">Gestisce il traffico in ingresso e in uscita tramite regole di filtraggio.</text:p>
            </text:list-item>
            <text:list-item>
              <text:p text:style-name="P7">Consente l’accesso controllato ai servizi pubblici presenti nella DMZ.</text:p>
            </text:list-item>
            <text:list-item>
              <text:p text:style-name="P7">Rappresenta il primo livello di difesa della rete.</text:p>
            </text:list-item>
          </text:list>
        </text:list-item>
      </text:list>
      <text:p text:style-name="P3"/>
      <text:list text:style-name="L6">
        <text:list-item>
          <text:p text:style-name="P18">Router centrale</text:p>
        </text:list-item>
      </text:list>
      <text:p text:style-name="P17"><text:span text:style-name="T6"/></text:p>
      <text:list text:style-name="L7">
        <text:list-item>
          <text:list>
            <text:list-item>
              <text:p text:style-name="P19"><text:span text:style-name="T6">Collocato a valle del firewall.</text:span></text:p>
            </text:list-item>
            <text:list-item>
              <text:p text:style-name="P19"><text:soft-page-break/><text:span text:style-name="T6">Si occupa dell’instradamento del traffico tra le diverse reti interne (inter-VLAN routing).</text:span></text:p>
            </text:list-item>
            <text:list-item>
              <text:p text:style-name="P19"><text:span text:style-name="T6">Consente una gestione centralizzata dei flussi tra LAN, DMZ e servizi interni.</text:span></text:p>
            </text:list-item>
          </text:list>
        </text:list-item>
      </text:list>
      <text:p text:style-name="P17"><text:span text:style-name="T6"/></text:p>
      <text:list text:style-name="L8">
        <text:list-item>
          <text:p text:style-name="P20">Switch centrale (core switch)</text:p>
        </text:list-item>
      </text:list>
      <text:p text:style-name="P17"/>
      <text:list text:style-name="L9">
        <text:list-item>
          <text:list>
            <text:list-item>
              <text:p text:style-name="P8">Punto di aggregazione di tutti gli switch di piano.</text:p>
            </text:list-item>
            <text:list-item>
              <text:p text:style-name="P8">Trasporta il traffico delle diverse VLAN tramite collegamenti trunk.</text:p>
            </text:list-item>
            <text:list-item>
              <text:p text:style-name="P8">Permette una struttura scalabile e facilmente estendibile.</text:p>
            </text:list-item>
          </text:list>
        </text:list-item>
      </text:list>
      <text:p text:style-name="P3"/>
      <text:list text:style-name="L10">
        <text:list-item>
          <text:p text:style-name="P21">Switch di piano</text:p>
        </text:list-item>
      </text:list>
      <text:p text:style-name="P17"/>
      <text:list text:style-name="L11">
        <text:list-item>
          <text:list>
            <text:list-item>
              <text:p text:style-name="P9">Ogni piano è dotato di uno switch dedicato.</text:p>
            </text:list-item>
            <text:list-item>
              <text:p text:style-name="P9">Gli host sono collegati tramite porte access associate alla VLAN del piano.</text:p>
            </text:list-item>
            <text:list-item>
              <text:p text:style-name="P9">Questa struttura migliora l’isolamento del traffico e la gestione dei guasti.</text:p>
            </text:list-item>
          </text:list>
        </text:list-item>
      </text:list>
      <text:p text:style-name="P3"/>
      <text:list text:style-name="L12">
        <text:list-item>
          <text:p text:style-name="P22">IDS/IPS interni</text:p>
        </text:list-item>
      </text:list>
      <text:p text:style-name="P17"><text:span text:style-name="T6"/></text:p>
      <text:list text:style-name="L13">
        <text:list-item>
          <text:list>
            <text:list-item>
              <text:p text:style-name="P23"><text:span text:style-name="T6">Posizionati in punti strategici della rete.</text:span></text:p>
            </text:list-item>
            <text:list-item>
              <text:p text:style-name="P23"><text:span text:style-name="T6">Consentono il monitoraggio del traffico e l’individuazione di attività anomale o potenzialmente malevole.</text:span></text:p>
            </text:list-item>
            <text:list-item>
              <text:p text:style-name="P23"><text:span text:style-name="T6">Rafforzano la sicurezza interna, affiancando il firewall perimetrale.</text:span></text:p>
            </text:list-item>
          </text:list>
        </text:list-item>
      </text:list>
      <text:p text:style-name="P17"><text:span text:style-name="T6"/></text:p>
      <text:p text:style-name="P17"><text:span text:style-name="T6"/></text:p>
      <text:p text:style-name="P30">SEGMENTAZIONE DELLA RETE</text:p>
      <text:p text:style-name="P30"><text:span text:style-name="T6"/></text:p>
      <text:p text:style-name="P24"><text:span text:style-name="T6">La LAN interna è segmentata logicamente tramite VLAN, una per ciascun piano, con indirizzamento IP dedicato.<text:line-break/></text:span></text:p>
      <text:p text:style-name="P24"><text:span text:style-name="T6">Questa scelta consente di:</text:span></text:p>
      <text:p text:style-name="P24"><text:span text:style-name="T6"/></text:p>
      <text:list text:style-name="L14">
        <text:list-item>
          <text:p text:style-name="P25"><text:span text:style-name="T6">isolare i domini di broadcast;</text:span></text:p>
        </text:list-item>
      </text:list>
      <text:p text:style-name="P24"><text:span text:style-name="T6"/></text:p>
      <text:list text:style-name="L15">
        <text:list-item>
          <text:p text:style-name="P26"><text:span text:style-name="T6">limitare la propagazione di eventuali attacchi interni;</text:span></text:p>
        </text:list-item>
      </text:list>
      <text:p text:style-name="P24"><text:span text:style-name="T6"/></text:p>
      <text:list text:style-name="L16">
        <text:list-item>
          <text:p text:style-name="P27"><text:span text:style-name="T6">applicare policy di sicurezza e controllo del traffico più granulari.</text:span></text:p>
        </text:list-item>
      </text:list>
      <text:p text:style-name="P24"><text:span text:style-name="T6"/></text:p>
      <text:p text:style-name="P24"><text:span text:style-name="T6">La comunicazione tra le diverse VLAN è consentita esclusivamente tramite dispositivi layer 3 dedicati, sui quali vengono applicate le opportune policy di sicurezza.</text:span></text:p>
      <text:p text:style-name="P1"><text:span text:style-name="T3"/></text:p>
      <text:p text:style-name="P28"/>
      <text:p text:style-name="P28"/>
      <text:p text:style-name="P30"><text:soft-page-break/>SICUREZZA A PIÙ LIVELLI</text:p>
      <text:p text:style-name="P10"/>
      <text:p text:style-name="P10">L’infrastruttura è progettata secondo il principio della sicurezza a più livelli, che prevede:</text:p>
      <text:p text:style-name="P10"/>
      <text:list text:style-name="L17">
        <text:list-item>
          <text:p text:style-name="P11">filtraggio perimetrale tramite firewall;</text:p>
        </text:list-item>
      </text:list>
      <text:p text:style-name="P10"/>
      <text:list text:style-name="L18">
        <text:list-item>
          <text:p text:style-name="P12">separazione dei servizi pubblici nella DMZ;</text:p>
        </text:list-item>
      </text:list>
      <text:p text:style-name="P10"/>
      <text:list text:style-name="L19">
        <text:list-item>
          <text:p text:style-name="P13">segmentazione della LAN interna;</text:p>
        </text:list-item>
      </text:list>
      <text:p text:style-name="P10"/>
      <text:list text:style-name="L20">
        <text:list-item>
          <text:p text:style-name="P14">monitoraggio del traffico tramite IDS/IPS;</text:p>
        </text:list-item>
      </text:list>
      <text:p text:style-name="P10"/>
      <text:list text:style-name="L21">
        <text:list-item>
          <text:p text:style-name="P15">controllo centralizzato dei flussi tra le diverse aree della rete.</text:p>
        </text:list-item>
      </text:list>
      <text:p text:style-name="P10"/>
      <text:p text:style-name="P10">Questo approccio riduce il rischio che una singola vulnerabilità comprometta l’intero sistema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6T12:52:24.595000000</meta:creation-date>
    <dc:date>2025-12-16T16:12:33.814000000</dc:date>
    <meta:editing-duration>PT3H20M9S</meta:editing-duration>
    <meta:editing-cycles>1</meta:editing-cycles>
    <meta:document-statistic meta:table-count="0" meta:image-count="0" meta:object-count="0" meta:page-count="3" meta:paragraph-count="46" meta:word-count="455" meta:character-count="3047" meta:non-whitespace-character-count="2666"/>
    <meta:generator>LibreOffice/7.4.7.2$Windows_X86_64 LibreOffice_project/723314e595e8007d3cf785c16538505a1c878ca5</meta:generator>
  </office:meta>
</office:document-meta>
</file>